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e5ade6" officeooo:paragraph-rsid="01adbcd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e5ade6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e5ade6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114add4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fo:padding="0.049cm" fo:border="0.06pt solid #000000" style:shadow="none" style:writing-mode="lr-tb">
        <style:tab-stops/>
      </style:paragraph-properties>
      <style:text-properties officeooo:paragraph-rsid="019c8276"/>
    </style:style>
    <style:style style:name="P13" style:family="paragraph" style:parent-style-name="Standard">
      <style:text-properties style:font-name="Ubuntu3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1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Footnote">
      <style:text-properties officeooo:rsid="0522dfb5" officeooo:paragraph-rsid="0522dfb5"/>
    </style:style>
    <style:style style:name="P1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2d0254"/>
    </style:style>
    <style:style style:name="P1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adbcd8" officeooo:paragraph-rsid="01adbcd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1b7ad8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1b826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1b95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719d3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aad4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b7126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d9d43"/>
    </style:style>
    <style:style style:name="P2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9719d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text-properties officeooo:paragraph-rsid="01af734e"/>
    </style:style>
    <style:style style:name="P28" style:family="paragraph" style:parent-style-name="Standard" style:list-style-name="L1">
      <style:text-properties officeooo:paragraph-rsid="019719d3"/>
    </style:style>
    <style:style style:name="P29" style:family="paragraph" style:parent-style-name="Standard" style:list-style-name="L1">
      <style:text-properties fo:color="#000000" style:font-name="Ubuntu3" fo:font-size="11pt" fo:language="nl" fo:country="NL" fo:font-style="normal" style:text-underline-style="none" fo:font-weight="normal" officeooo:paragraph-rsid="0179153f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0" style:family="paragraph" style:parent-style-name="Standard" style:list-style-name="L1">
      <style:text-properties fo:color="#000000" style:font-name="Ubuntu3" fo:font-size="11pt" fo:language="nl" fo:country="NL" fo:font-style="normal" style:text-underline-style="none" fo:font-weight="normal" officeooo:paragraph-rsid="01adbcd8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1" style:family="paragraph" style:parent-style-name="Standard" style:list-style-name="L1">
      <style:text-properties style:font-name="Ubuntu3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a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c827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d35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525b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1e8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fo:language="nl" fo:country="NL" fo:font-style="normal" fo:font-weight="normal" officeooo:rsid="01af734e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3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3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3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Ubuntu3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Ubuntu3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Ubuntu3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Ubuntu3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fo:language="nl" fo:country="NL" fo:font-weight="normal" officeooo:rsid="01778ef7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49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50" style:family="text">
      <style:text-properties fo:color="#000000" fo:language="nl" fo:country="NL" officeooo:rsid="01778ef7" fo:background-color="transparent" loext:char-shading-value="0" style:font-size-asian="12pt" style:language-asian="nl" style:country-asian="NL" style:font-size-complex="12pt"/>
    </style:style>
    <style:style style:name="T51" style:family="text">
      <style:text-properties style:text-line-through-style="none" style:text-line-through-type="none"/>
    </style:style>
    <style:style style:name="T52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Ubuntu3" fo:font-size="12pt" officeooo:rsid="0526a1ff"/>
    </style:style>
    <style:style style:name="T54" style:family="text">
      <style:text-properties style:text-line-through-style="none" style:text-line-through-type="none" officeooo:rsid="0526a1ff"/>
    </style:style>
    <style:style style:name="T55" style:family="text">
      <style:text-properties style:text-line-through-style="none" style:text-line-through-type="none" officeooo:rsid="0154e886"/>
    </style:style>
    <style:style style:name="T56" style:family="text">
      <style:text-properties style:text-line-through-style="none" style:text-line-through-type="none" officeooo:rsid="0183b5ef"/>
    </style:style>
    <style:style style:name="T5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style:use-window-font-color="true" officeooo:rsid="0114add4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officeooo:rsid="05272449"/>
    </style:style>
    <style:style style:name="T67" style:family="text">
      <style:text-properties officeooo:rsid="0181027b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prefix="□" style:num-format="">
        <style:list-level-properties text:space-before="1cm" text:min-label-width="0.5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trong_20_Emphasis"><text:span text:style-name="T40">C</text:span></text:span><text:span text:style-name="Strong_20_Emphasis"><text:span text:style-name="T36">hecklist voor </text:span></text:span><text:span text:style-name="Strong_20_Emphasis"><text:span text:style-name="T37">het</text:span></text:span><text:span text:style-name="Strong_20_Emphasis"><text:span text:style-name="T36"> install</text:span></text:span><text:span text:style-name="Strong_20_Emphasis"><text:span text:style-name="T37">eren </text:span></text:span><text:span text:style-name="Strong_20_Emphasis"><text:span text:style-name="T36">van </text:span></text:span><text:reference-mark-start text:name="Distributie"/><text:span text:style-name="Strong_20_Emphasis"><text:span text:style-name="T41">Ubunt</text:span></text:span><text:span text:style-name="Strong_20_Emphasis"><text:span text:style-name="T42">u</text:span></text:span><text:reference-mark-end text:name="Distributie"/><text:span text:style-name="Strong_20_Emphasis"><text:span text:style-name="T41"> </text:span></text:span><text:reference-mark-start text:name="Versie"/><text:span text:style-name="Strong_20_Emphasis"><text:span text:style-name="T41">1</text:span></text:span><text:span text:style-name="Strong_20_Emphasis"><text:span text:style-name="T43">8.04 LTS</text:span></text:span><text:reference-mark-end text:name="Versie"/><text:span text:style-name="Strong_20_Emphasis"><text:span text:style-name="T36"> </text:span></text:span><text:reference-mark-start text:name="Editie"/><text:span text:style-name="Strong_20_Emphasis"><text:span text:style-name="T38">desktop</text:span></text:span><text:reference-mark-end text:name="Editie"/><text:span text:style-name="Strong_20_Emphasis"><text:span text:style-name="T39"> </text:span></text:span><text:span text:style-name="Strong_20_Emphasis"><text:span text:style-name="T36">op </text:span></text:span><text:reference-mark-start text:name="Computernaam"/><text:span text:style-name="Strong_20_Emphasis"><text:span text:style-name="T44">pc</text:span></text:span><text:span text:style-name="Strong_20_Emphasis"><text:span text:style-name="T36">06</text:span></text:span><text:reference-mark-end text:name="Computernaam"/><text:span text:style-name="T36">.</text:span><text:span text:style-name="Strong_20_Emphasis"><text:span text:style-name="T36"><text:line-break/></text:span></text:span></text:p>
      <text:p text:style-name="P12"><text:span text:style-name="T13">Gebruik </text:span><text:span text:style-name="T17">deze checklist naast</text:span><text:span text:style-name="T13"> Checklist installatie </text:span><text:span text:style-name="T13"><text:reference-ref text:reference-format="text" text:ref-name="Distributie">Ubuntu</text:reference-ref></text:span><text:span text:style-name="T13"><text:s/></text:span><text:span text:style-name="T13"><text:reference-ref text:reference-format="text" text:ref-name="Versie">18.04 LTS</text:reference-ref></text:span><text:span text:style-name="T13"><text:s/></text:span><text:span text:style-name="T13"><text:reference-ref text:reference-format="text" text:ref-name="Editie">desktop</text:reference-ref></text:span></text:p>
      <text:p text:style-name="P10"/>
      <text:p text:style-name="P10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52">karelzimmer.nl</text:span></text:span></text:a><text:span text:style-name="T4"> </text:span><text:span text:style-name="T6">voor</text:span><text:span text:style-name="T5"> </text:span><text:span text:style-name="T57">deze en andere </text:span><text:span text:style-name="T7">checklists, scripts, en overige bestanden.</text:span></text:p>
      <text:p text:style-name="P14"/>
      <text:p text:style-name="P9"/>
      <text:p text:style-name="P2"><text:span text:style-name="Definition"><text:span text:style-name="T61">g</text:span></text:span><text:span text:style-name="Definition"><text:span text:style-name="T60">ebruiker</text:span></text:span><text:span text:style-name="T36"><text:tab/><text:tab/><text:tab/></text:span><text:span text:style-name="User_20_Entry"><text:span text:style-name="T2">Karel Zimmer</text:span></text:span></text:p>
      <text:p text:style-name="P2"><text:span text:style-name="Definition"><text:span text:style-name="T61">g</text:span></text:span><text:span text:style-name="Definition"><text:span text:style-name="T60">ebruikersnaam<text:tab/></text:span></text:span><text:span text:style-name="User_20_Entry"><text:span text:style-name="T48">karel</text:span></text:span></text:p>
      <text:p text:style-name="P3"><text:span text:style-name="Definition"><text:span text:style-name="T61">c</text:span></text:span><text:span text:style-name="Definition"><text:span text:style-name="T60">omputernaam</text:span></text:span><text:span text:style-name="Definition"><text:span text:style-name="T62"><text:tab/></text:span></text:span><text:span text:style-name="User_20_Entry"><text:span text:style-name="T45"><text:reference-ref text:reference-format="text" text:ref-name="Computernaam">pc06</text:reference-ref></text:span></text:span></text:p>
      <text:p text:style-name="P2"><text:span text:style-name="Definition"><text:span text:style-name="T61">o</text:span></text:span><text:span text:style-name="Definition"><text:span text:style-name="T63">pstartmenu</text:span></text:span><text:span text:style-name="T36"><text:tab/><text:tab/></text:span><text:span text:style-name="User_20_Entry"><text:span text:style-name="T46">F</text:span></text:span><text:span text:style-name="User_20_Entry"><text:span text:style-name="T47">12</text:span></text:span><text:span text:style-name="T36"> </text:span></text:p>
      <text:p text:style-name="P2"><text:span text:style-name="Definition"><text:span text:style-name="T61">i</text:span></text:span><text:span text:style-name="Definition"><text:span text:style-name="T63">nstellingen</text:span></text:span><text:span text:style-name="T36"><text:tab/><text:tab/></text:span><text:span text:style-name="User_20_Entry"><text:span text:style-name="T49">F</text:span></text:span><text:span text:style-name="User_20_Entry"><text:span text:style-name="T50">2</text:span></text:span></text:p>
      <text:p text:style-name="P8"><text:span text:style-name="Definition"><text:span text:style-name="T64"/></text:span></text:p>
      <text:p text:style-name="P4"/>
      <text:list xml:id="list4222077518" text:style-name="L1">
        <text:list-item>
          <text:p text:style-name="P28"><text:span text:style-name="T65">Installatie voorbereiden</text:span></text:p>
          <text:p text:style-name="P17"/>
          <text:list>
            <text:list-item>
              <text:p text:style-name="P19">Volg <text:span text:style-name="T67">Checklist installatie </text:span><text:span text:style-name="T67"><text:reference-ref text:reference-format="text" text:ref-name="Distributie">Ubuntu</text:reference-ref></text:span><text:span text:style-name="T67"><text:s/></text:span><text:span text:style-name="T67"><text:reference-ref text:reference-format="text" text:ref-name="Versie">18.04 LTS</text:reference-ref></text:span><text:span text:style-name="T67"><text:s/></text:span><text:span text:style-name="T67"><text:reference-ref text:reference-format="text" text:ref-name="Editie">desktop</text:reference-ref></text:span><text:span text:style-name="T67">.</text:span></text:p>
            </text:list-item>
          </text:list>
          <text:p text:style-name="P17"/>
          <text:list text:continue-numbering="true">
            <text:list-header>
              <text:p text:style-name="P17"/>
            </text:list-header>
          </text:list>
        </text:list-item>
        <text:list-item>
          <text:p text:style-name="P22"><text:span text:style-name="Strong_20_Emphasis"><text:span text:style-name="T24">Installatie uitvoeren</text:span></text:span><text:span text:style-name="Strong_20_Emphasis"><text:span text:style-name="T18"><text:line-break/></text:span></text:span></text:p>
          <text:list>
            <text:list-item>
              <text:p text:style-name="P23"><text:span text:style-name="T12">Start de computer op vanaf</text:span><text:span text:style-name="T8"> </text:span><text:span text:style-name="T9">een </text:span><text:span text:style-name="T9"><text:reference-ref text:reference-format="text" text:ref-name="Distributie">Ubuntu</text:reference-ref></text:span><text:span text:style-name="T8"><text:s/></text:span><text:span text:style-name="T8"><text:reference-ref text:reference-format="text" text:ref-name="Versie">18.04 LTS</text:reference-ref></text:span><text:span text:style-name="T8"><text:s/></text:span><text:span text:style-name="T8"><text:reference-ref text:reference-format="text" text:ref-name="Editie">desktop</text:reference-ref></text:span><text:span text:style-name="T8"><text:s/></text:span><text:reference-mark-start text:name="Bitbreedte"/><text:span text:style-name="Strong_20_Emphasis"><text:span text:style-name="T10">64</text:span></text:span><text:span text:style-name="Strong_20_Emphasis"><text:span text:style-name="T11">-bit</text:span></text:span><text:reference-mark-end text:name="Bitbreedte"/><text:span text:style-name="T8"> USB-stick.</text:span></text:p>
            </text:list-item>
            <text:list-item>
              <text:p text:style-name="P24"><text:span text:style-name="T8">K</text:span><text:span text:style-name="T14">ies </text:span><text:span text:style-name="Strong_20_Emphasis"><text:span text:style-name="T32">UEFI BOOT: ubuntu</text:span></text:span><text:span text:style-name="T32"> </text:span><text:span text:style-name="T30">(o.i.d, wat er extra verschijnt, </text:span><text:span text:style-name="T31">b.v. UEFI: INT13...</text:span><text:span text:style-name="T30">)</text:span><text:span text:style-name="T14">.</text:span></text:p>
            </text:list-item>
            <text:list-item>
              <text:p text:style-name="P25"><text:span text:style-name="T15">Als de melding </text:span><text:span text:style-name="Strong_20_Emphasis"><text:span text:style-name="T33">Failed to set MokListRT: Out of Resources</text:span></text:span><text:span text:style-name="T15"> verschijnt:</text:span></text:p>
              <text:list>
                <text:list-item>
                  <text:p text:style-name="P25"><text:span text:style-name="T15">Ga naar BIOS setup, selecteer </text:span><text:span text:style-name="Strong_20_Emphasis"><text:span text:style-name="T33">General</text:span></text:span><text:span text:style-name="T15"> &gt; </text:span><text:span text:style-name="Strong_20_Emphasis"><text:span text:style-name="T33">Boot Sequence</text:span></text:span><text:span text:style-name="T15">, zorg ervoor dat <text:line-break/></text:span><text:span text:style-name="Strong_20_Emphasis"><text:span text:style-name="T33">UEFI</text:span></text:span><text:span text:style-name="T15"> is geselecteerd en klik op </text:span><text:span text:style-name="Strong_20_Emphasis"><text:span text:style-name="T33">Add Boot Option</text:span></text:span><text:span text:style-name="T15">.</text:span></text:p>
                </text:list-item>
                <text:list-item>
                  <text:p text:style-name="P25"><text:span text:style-name="T15">Vul </text:span><text:span text:style-name="T16">in als </text:span><text:span text:style-name="T15">naam </text:span><text:span text:style-name="Strong_20_Emphasis"><text:span text:style-name="T33">Ubuntu1804</text:span></text:span><text:span text:style-name="T15"> en blader naar </text:span><text:span text:style-name="Strong_20_Emphasis"><text:span text:style-name="T33">grubx64.efi</text:span></text:span><text:span text:style-name="T15">, klik op </text:span><text:span text:style-name="Strong_20_Emphasis"><text:span text:style-name="T33">OK</text:span></text:span><text:span text:style-name="T15"> en </text:span><text:span text:style-name="Strong_20_Emphasis"><text:span text:style-name="T33">Save</text:span></text:span><text:span text:style-name="T15">.</text:span></text:p>
                </text:list-item>
                <text:list-item>
                  <text:p text:style-name="P25"><text:span text:style-name="T15">Start opnieuw op met keuze </text:span><text:span text:style-name="Strong_20_Emphasis"><text:span text:style-name="T33">Ubuntu1804</text:span></text:span><text:span text:style-name="T34">.</text:span></text:p>
                </text:list-item>
              </text:list>
            </text:list-item>
            <text:list-item>
              <text:p text:style-name="P19"><text:span text:style-name="T34">Volg </text:span><text:span text:style-name="T67">Checklist installatie </text:span><text:span text:style-name="T67"><text:reference-ref text:reference-format="text" text:ref-name="Distributie">Ubuntu</text:reference-ref></text:span><text:span text:style-name="T67"><text:s/></text:span><text:span text:style-name="T67"><text:reference-ref text:reference-format="text" text:ref-name="Versie">18.04 LTS</text:reference-ref></text:span><text:span text:style-name="T67"><text:s/></text:span><text:span text:style-name="T67"><text:reference-ref text:reference-format="text" text:ref-name="Editie">desktop</text:reference-ref></text:span><text:span text:style-name="T67">.</text:span></text:p>
            </text:list-item>
          </text:list>
        </text:list-item>
        <text:list-item>
          <text:p text:style-name="P26">Installatie afronden</text:p>
          <text:p text:style-name="P29"><text:span text:style-name="Emphasis"><text:span text:style-name="T59"/></text:span></text:p>
          <text:list>
            <text:list-item>
              <text:p text:style-name="P20"><text:span text:style-name="T8">Volg </text:span><text:span text:style-name="T67">Checklist installatie </text:span><text:span text:style-name="T67"><text:reference-ref text:reference-format="text" text:ref-name="Distributie">Ubuntu</text:reference-ref></text:span><text:span text:style-name="T67"><text:s/></text:span><text:span text:style-name="T67"><text:reference-ref text:reference-format="text" text:ref-name="Versie">18.04 LTS</text:reference-ref></text:span><text:span text:style-name="T67"><text:s/></text:span><text:span text:style-name="T67"><text:reference-ref text:reference-format="text" text:ref-name="Editie">desktop</text:reference-ref></text:span><text:span text:style-name="T67">.</text:span></text:p>
            </text:list-item>
            <text:list-item>
              <text:p text:style-name="P27"><text:span text:style-name="T19">Installeer extra stuurprogramma's via </text:span><text:span text:style-name="Strong_20_Emphasis"><text:span text:style-name="T23">het</text:span></text:span><text:span text:style-name="Strong_20_Emphasis"><text:span text:style-name="T22"> </text:span></text:span><text:span text:style-name="Strong_20_Emphasis"><text:span text:style-name="T23">a</text:span></text:span><text:span text:style-name="Strong_20_Emphasis"><text:span text:style-name="T22">ctiviteiten</text:span></text:span><text:span text:style-name="Strong_20_Emphasis"><text:span text:style-name="T23">overzicht</text:span></text:span><text:span text:style-name="Strong_20_Emphasis"><text:span text:style-name="T20">, zoek </text:span></text:span><text:span text:style-name="User_20_Entry"><text:span text:style-name="T35">sof</text:span></text:span><text:span text:style-name="Strong_20_Emphasis"><text:span text:style-name="T20"> en klik </text:span></text:span><text:span text:style-name="Strong_20_Emphasis"><text:span text:style-name="T25">op</text:span></text:span><text:span text:style-name="Strong_20_Emphasis"><text:span text:style-name="T21"> </text:span></text:span><text:span text:style-name="T26">Software &amp; Updates</text:span><text:span text:style-name="T19">.</text:span></text:p>
            </text:list-item>
            <text:list-item>
              <text:p text:style-name="P27"><text:span text:style-name="T19">K</text:span><text:span text:style-name="T25">lik op </text:span><text:span text:style-name="T27">Ex</text:span><text:span text:style-name="T26">tra stuurprogramma's</text:span><text:span text:style-name="T19"> (tab).</text:span></text:p>
            </text:list-item>
            <text:list-item>
              <text:p text:style-name="P27"><text:span text:style-name="T19">Selecteer </text:span><text:span text:style-name="T26">NVIDIA drive metapackage van nvidia-drive</text:span><text:span text:style-name="T28">r</text:span><text:span text:style-name="T26">-</text:span><text:span text:style-name="T29">nnn</text:span><text:span text:style-name="T26"> gebruiken (niet-vrij, getest)</text:span><text:span text:style-name="T19"> en klik op </text:span><text:span text:style-name="T26">Wijzigingen doorvoeren</text:span><text:span text:style-name="T19">.</text:span></text:p>
            </text:list-item>
          </text:list>
        </text:list-item>
      </text:list>
      <text:p text:style-name="P13"><text:line-break/></text:p>
      <text:list xml:id="list100449791442080" text:continue-numbering="true" text:style-name="L1">
        <text:list-item>
          <text:p text:style-name="P18">Gebruiker inrichten</text:p>
          <text:p text:style-name="P30"><text:span text:style-name="Emphasis"><text:span text:style-name="T59"/></text:span></text:p>
          <text:list>
            <text:list-item>
              <text:p text:style-name="P21"><text:span text:style-name="T8">Volg </text:span><text:span text:style-name="T67">Checklist installatie </text:span><text:span text:style-name="T67"><text:reference-ref text:reference-format="text" text:ref-name="Distributie">Ubuntu</text:reference-ref></text:span><text:span text:style-name="T67"><text:s/></text:span><text:span text:style-name="T67"><text:reference-ref text:reference-format="text" text:ref-name="Versie">18.04 LTS</text:reference-ref></text:span><text:span text:style-name="T67"><text:s/></text:span><text:span text:style-name="T67"><text:reference-ref text:reference-format="text" text:ref-name="Editie">desktop</text:reference-ref></text:span><text:span text:style-name="T67">.</text:span></text:p>
            </text:list-item>
          </text:list>
          <text:p text:style-name="P31"><text:line-break/></text:p>
        </text:list-item>
      </text:list>
      <text:p text:style-name="P5"><text:span text:style-name="T51">De installatie van </text:span><text:span text:style-name="T51"><text:reference-ref text:reference-format="text" text:ref-name="Distributie">Ubuntu</text:reference-ref></text:span><text:span text:style-name="T51"><text:s/></text:span><text:span text:style-name="T55"><text:reference-ref text:reference-format="text" text:ref-name="Versie">18.04 LTS</text:reference-ref></text:span><text:span text:style-name="T51"><text:s/></text:span><text:span text:style-name="T51"><text:reference-ref text:reference-format="text" text:ref-name="Editie">desktop</text:reference-ref></text:span><text:span text:style-name="T51"><text:s/></text:span><text:span text:style-name="T56">op </text:span><text:span text:style-name="T56"><text:reference-ref text:reference-format="text" text:ref-name="Computernaam">pc06</text:reference-ref></text:span><text:span text:style-name="T56"><text:s/></text:span><text:span text:style-name="T51">is voltooid.</text:span></text:p>
      <text:p text:style-name="P11"/>
      <text:p text:style-name="P6"><text:span text:style-name="T58">Einde </text:span>checklist.<text:line-break/></text:p>
      <text:p text:style-name="P7"><text:span text:style-name="T66">Deze checklist is g</text:span><text:span text:style-name="T54">emaakt door Karel Zimmer (</text:span><text:a xlink:type="simple" xlink:href="https://karelzimmer.nl/" text:style-name="Internet_20_link" text:visited-style-name="Visited_20_Internet_20_Link"><text:span text:style-name="Internet_20_link"><text:span text:style-name="T53">karelzimmer.nl</text:span></text:span></text:a><text:span text:style-name="T54">, </text:span><text:a xlink:type="simple" xlink:href="mailto:info@karelzimmer.nl" text:style-name="Internet_20_link" text:visited-style-name="Visited_20_Internet_20_Link"><text:span text:style-name="Internet_20_link">info@karelzimmer.nl</text:span></text:a><text:span text:style-name="T54">).</text:span><text:span text:style-name="T54"><text:note text:id="ftn1" text:note-class="footnote"><text:note-citation text:label="©">©</text:note-citation><text:note-body><text:p text:style-name="P15">Dit werk valt onder een Creative Commons Naamsvermelding-GelijkDelen 4.0 Internationaal licentie.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06</text:file-name><text:tab/><text:date style:data-style-name="N36" text:date-value="2019-12-18T10:04:47.711317674">18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10:04:47.644532537</dc:date>
    <meta:print-date>2010-08-26T11:22:59</meta:print-date>
    <meta:keyword>Installatie</meta:keyword>
    <meta:keyword>Checklist</meta:keyword>
    <meta:keyword>Linux</meta:keyword>
    <meta:editing-cycles>2401</meta:editing-cycles>
    <meta:editing-duration>P4DT23H10M31S</meta:editing-duration>
    <meta:printed-by>Karel Zimmer</meta:printed-by>
    <dc:creator>Karel Zimmer</dc:creator>
    <meta:document-statistic meta:table-count="0" meta:image-count="0" meta:object-count="0" meta:page-count="2" meta:paragraph-count="33" meta:word-count="253" meta:character-count="1702" meta:non-whitespace-character-count="1485"/>
    <meta:user-defined meta:name="Info 1"/>
    <meta:user-defined meta:name="Info 2"/>
    <meta:user-defined meta:name="Info 3"/>
    <meta:user-defined meta:name="Info 4"/>
  </office:meta>
</office:document-meta>
</file>